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  <text:p text:style-name="Table_20_Contents">-Pages de Recherches</text:p>
            <text:p text:style-name="Table_20_Contents"/>
          </table:table-cell>
          <table:table-cell table:style-name="Tableau1.C2" office:value-type="string">
            <text:p text:style-name="Table_20_Contents">Pas de difficultés particulières</text:p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/>
          </table:table-cell>
          <table:table-cell table:style-name="Tableau1.A2" office:value-type="string">
            <text:p text:style-name="Table_20_Contents">-Entreprises et Offres de St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23/03</text:p>
            <text:p text:style-name="Table_20_Contents">-Gestion de l'entreprise</text:p>
            <text:p text:style-name="Table_20_Contents">-Utilisation de Git</text:p>
          </table:table-cell>
          <table:table-cell table:style-name="Tableau1.A2" office:value-type="string">
            <text:p text:style-name="Table_20_Contents">-Fonctions de recherches</text:p>
          </table:table-cell>
          <table:table-cell table:style-name="Tableau1.C2" office:value-type="string">
            <text:p text:style-name="Table_20_Contents">Apprendre Git</text:p>
          </table:table-cell>
        </table:table-row>
        <table:table-row>
          <table:table-cell table:style-name="Tableau1.A2" office:value-type="string">
            <text:p text:style-name="Table_20_Contents">DATE:31/03</text:p>
            <text:p text:style-name="Table_20_Contents">-Gestion des Offres de stages</text:p>
            <text:p text:style-name="Table_20_Contents">-Recherches de Stages</text:p>
            <text:p text:style-name="Table_20_Contents"/>
          </table:table-cell>
          <table:table-cell table:style-name="Tableau1.A2" office:value-type="string">
            <text:p text:style-name="Table_20_Contents">-Authentification des entreprises</text:p>
            <text:p text:style-name="Table_20_Contents">-Digrammes de séquenc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06/04</text:p>
            <text:p text:style-name="Table_20_Contents">-Gestion des Erreurs d'identification</text:p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6S</meta:editing-duration>
    <meta:editing-cycles>9</meta:editing-cycles>
    <meta:generator>OpenOffice/4.1.1$Win32 OpenOffice.org_project/411m6$Build-9775</meta:generator>
    <dc:date>2017-04-06T12:24:20.07</dc:date>
    <dc:creator>Valentin COTTE</dc:creator>
    <meta:document-statistic meta:table-count="1" meta:image-count="0" meta:object-count="0" meta:page-count="1" meta:paragraph-count="33" meta:word-count="90" meta:character-count="701"/>
    <meta:user-defined meta:name="Info 1"/>
    <meta:user-defined meta:name="Info 2"/>
    <meta:user-defined meta:name="Info 3"/>
    <meta:user-defined meta:name="Info 4"/>
  </office:meta>
</office:document-meta>
</file>